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Source Code Pro" svg:font-family="'Source Code Pr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Source Code Pro" officeooo:rsid="000523cd" officeooo:paragraph-rsid="000523cd"/>
    </style:style>
    <style:style style:name="P2" style:family="paragraph" style:parent-style-name="Standard">
      <style:paragraph-properties fo:text-align="start" style:justify-single-word="false"/>
      <style:text-properties style:font-name="Source Code Pro" officeooo:rsid="0006b19f" officeooo:paragraph-rsid="0006b19f"/>
    </style:style>
    <style:style style:name="P3" style:family="paragraph" style:parent-style-name="Standard">
      <style:paragraph-properties fo:text-align="start" style:justify-single-word="false"/>
      <style:text-properties style:font-name="Source Code Pro" fo:font-weight="bold" officeooo:rsid="0006b19f" officeooo:paragraph-rsid="00087b52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Source Code Pro" fo:font-weight="bold" officeooo:rsid="0006b19f" officeooo:paragraph-rsid="00092b9c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Source Code Pro" fo:font-weight="bold" officeooo:rsid="00095c4a" officeooo:paragraph-rsid="00095c4a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Source Code Pro" fo:font-weight="bold" officeooo:rsid="000b51b7" officeooo:paragraph-rsid="000b51b7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Source Code Pro" fo:font-weight="bold" officeooo:rsid="000cc675" officeooo:paragraph-rsid="000cc675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Source Code Pro" fo:font-weight="bold" officeooo:rsid="000cc675" officeooo:paragraph-rsid="001a0ebb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Source Code Pro" fo:font-weight="bold" officeooo:rsid="000e6f02" officeooo:paragraph-rsid="000e6f02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Source Code Pro" fo:font-weight="bold" officeooo:rsid="000fd495" officeooo:paragraph-rsid="000fd495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Source Code Pro" fo:font-weight="bold" officeooo:rsid="001069f7" officeooo:paragraph-rsid="001069f7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Source Code Pro" style:text-underline-style="solid" style:text-underline-width="auto" style:text-underline-color="font-color" fo:font-weight="bold" officeooo:rsid="0006b19f" officeooo:paragraph-rsid="0006b19f" style:font-weight-asian="bold" style:font-weight-complex="bold"/>
    </style:style>
    <style:style style:name="P13" style:family="paragraph" style:parent-style-name="Standard">
      <style:paragraph-properties fo:text-align="start" style:justify-single-word="false" fo:break-before="page"/>
      <style:text-properties style:font-name="Source Code Pro" style:text-underline-style="solid" style:text-underline-width="auto" style:text-underline-color="font-color" fo:font-weight="bold" officeooo:rsid="0006b19f" officeooo:paragraph-rsid="0006b19f" style:font-weight-asian="bold" style:font-weight-complex="bold"/>
    </style:style>
    <style:style style:name="P14" style:family="paragraph" style:parent-style-name="Standard">
      <style:paragraph-properties fo:text-align="start" style:justify-single-word="false" fo:break-before="page"/>
      <style:text-properties style:font-name="Source Code Pro" style:text-underline-style="solid" style:text-underline-width="auto" style:text-underline-color="font-color" fo:font-weight="bold" officeooo:rsid="001d2aba" officeooo:paragraph-rsid="001d2aba" style:font-weight-asian="bold" style:font-weight-complex="bold"/>
    </style:style>
    <style:style style:name="T1" style:family="text">
      <style:text-properties officeooo:rsid="0006b19f"/>
    </style:style>
    <style:style style:name="T2" style:family="text">
      <style:text-properties style:text-position="super 58%"/>
    </style:style>
    <style:style style:name="T3" style:family="text">
      <style:text-properties style:text-position="super 58%" style:font-name="Liberation Serif1"/>
    </style:style>
    <style:style style:name="T4" style:family="text">
      <style:text-properties officeooo:rsid="00092b9c"/>
    </style:style>
    <style:style style:name="T5" style:family="text">
      <style:text-properties style:font-name="Liberation Serif1"/>
    </style:style>
    <style:style style:name="T6" style:family="text">
      <style:text-properties style:font-name="Liberation Serif1" officeooo:rsid="00092b9c"/>
    </style:style>
    <style:style style:name="T7" style:family="text">
      <style:text-properties style:text-position="0% 100%"/>
    </style:style>
    <style:style style:name="T8" style:family="text">
      <style:text-properties style:text-position="0% 100%" style:font-name="Liberation Serif1"/>
    </style:style>
    <style:style style:name="T9" style:family="text">
      <style:text-properties officeooo:rsid="001069f7"/>
    </style:style>
    <style:style style:name="T10" style:family="text">
      <style:text-properties style:text-position="sub 58%"/>
    </style:style>
    <style:style style:name="T11" style:family="text">
      <style:text-properties officeooo:rsid="0015acf3"/>
    </style:style>
    <style:style style:name="T12" style:family="text">
      <style:text-properties officeooo:rsid="001e9ae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randen Vennes</text:p>
      <text:p text:style-name="P1">CS 324</text:p>
      <text:p text:style-name="P1">Homework #3</text:p>
      <text:p text:style-name="P1">2/6/2019</text:p>
      <text:p text:style-name="P1"/>
      <text:p text:style-name="P12">Problem 1</text:p>
      <text:p text:style-name="P3">Consider the (hypothetical) Jumping Juniper Problem. The following things are know about this problem:<text:line-break/>- There is an algorithm that solves the problem in <text:span text:style-name="T4">Θ</text:span>(n<text:span text:style-name="T2">2.5</text:span>) time.</text:p>
      <text:p text:style-name="P4">- There is another algorithm that solves the problem in <text:span text:style-name="T4">Θ</text:span>(n<text:span text:style-name="T2">2</text:span>(log(n))<text:span text:style-name="T2">3</text:span>) time.</text:p>
      <text:p text:style-name="P4">- There is a third algorithm that solves the problem in <text:span text:style-name="T4">Θ</text:span>(n<text:span text:style-name="T2">1.5</text:span>) in 99% of the cases, and in <text:span text:style-name="T4">Θ</text:span>(n<text:span text:style-name="T2">4</text:span>) the other 1% of the cases.</text:p>
      <text:p text:style-name="P4">- It has been proven mathematically that the problem cannot be solved in less than <text:span text:style-name="T4">Θ</text:span>(nlog(n)) time. What are the worst-case upper and lower bounds for the Jumping Juniper Problem? Justify your answer. </text:p>
      <text:p text:style-name="P2"/>
      <text:p text:style-name="P13">Problem 2</text:p>
      <text:p text:style-name="P5">Use Strassen’s algorithm to compute the matrix product</text:p>
      <text:p text:style-name="P5">[ 1 3 ] [ 6 8 ]</text:p>
      <text:p text:style-name="P5">[ 7 5 ] [ 4 2 ]</text:p>
      <text:p text:style-name="P5">Show your work.</text:p>
      <text:p text:style-name="P2"/>
      <text:p text:style-name="P2"/>
      <text:p text:style-name="P13">Problem 3</text:p>
      <text:p text:style-name="P6">How would you modify Str<text:span text:style-name="T11">a</text:span>ssen’s algorithm to multiply n x n matrices in which n is not an exact power of 2? Show that the resulting algorithm runs in time<text:span text:style-name="T1"> Θ</text:span>(n<text:span text:style-name="T2">lg7</text:span><text:span text:style-name="T7">).</text:span></text:p>
      <text:p text:style-name="P2"/>
      <text:p text:style-name="P2"/>
      <text:p text:style-name="P13">Problem 4</text:p>
      <text:p text:style-name="P7">What is the smallest possible depth of a leaf in a decision tree for a comparison sort?</text:p>
      <text:p text:style-name="P2"/>
      <text:p text:style-name="P2"/>
      <text:p text:style-name="P13">Problem 5</text:p>
      <text:p text:style-name="P7">Consider a 21-element array, a (1-based indexing), where all elements contain the value 1. The following code is then executed:</text:p>
      <text:p text:style-name="P8"><text:tab/></text:p>
      <text:p text:style-name="P8"><text:tab/>parallel for i = 1 to 20</text:p>
      <text:p text:style-name="P7"><text:tab/><text:tab/>a[i] = a[i] + a[i+1]</text:p>
      <text:p text:style-name="P7"/>
      <text:p text:style-name="P7">What is the largest value that a[1] can possibly have after the completion of the loop? What is the smallest value? What is the largest value that a[20] can have after the completion of the loop? What is the smallest value? Explain your reasoning in all cases.</text:p>
      <text:p text:style-name="P2"/>
      <text:p text:style-name="P2"/>
      <text:p text:style-name="P14">Problem 6</text:p>
      <text:p text:style-name="P7">Draw the computation dag that results from executing P-FIB(5). Assuming that each strand in the computation takes unit time, what are the work, span, and parallelism of the computation? Show how to schedule the dag on 3 processors using greedy scheduling by labeling each strand with the time step in which it is executed.</text:p>
      <text:p text:style-name="P7"/>
      <text:p text:style-name="P9">Compute actual integers when you analyze the work and span, using the parameter given (5). Do not analyze asymptotically, or as a function of n. Consider the black and white circles to be the strands that required one unit of time to execute.</text:p>
      <text:p text:style-name="P2"/>
      <text:p text:style-name="P2"/>
      <text:p text:style-name="P13">Problem 7</text:p>
      <text:p text:style-name="P10">Consider the following <text:span text:style-name="T12">multi-threaded</text:span> <text:span text:style-name="T12">pseudo-code</text:span> for transposing an n x n matrix A in place:</text:p>
      <text:p text:style-name="P10"/>
      <text:p text:style-name="P10">P-TRANSPOSE(A)</text:p>
      <text:p text:style-name="P10">1<text:tab/>n = A.rows</text:p>
      <text:p text:style-name="P10">2<text:tab/>parallel for j = 2 to n</text:p>
      <text:p text:style-name="P10">3<text:tab/><text:tab/>parallel for i = 1 <text:span text:style-name="T9">to j – 1</text:span></text:p>
      <text:p text:style-name="P11">4<text:tab/><text:tab/><text:tab/>exchange a<text:span text:style-name="T10">ij</text:span><text:span text:style-name="T7"> with a</text:span><text:span text:style-name="T10">ji</text:span></text:p>
      <text:p text:style-name="P11"><text:span text:style-name="T7"/></text:p>
      <text:p text:style-name="P11"><text:span text:style-name="T7">Analyze the work, span, and parallelism of this algorithm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Source Code Pro" svg:font-family="'Source Code Pr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3T19:41:13.072000000</meta:creation-date>
    <meta:generator>LibreOffice/6.1.4.2$Windows_X86_64 LibreOffice_project/9d0f32d1f0b509096fd65e0d4bec26ddd1938fd3</meta:generator>
    <dc:date>2019-02-03T20:05:04.011000000</dc:date>
    <meta:editing-duration>PT23M41S</meta:editing-duration>
    <meta:editing-cycles>23</meta:editing-cycles>
    <meta:document-statistic meta:table-count="0" meta:image-count="0" meta:object-count="0" meta:page-count="7" meta:paragraph-count="35" meta:word-count="420" meta:character-count="2275" meta:non-whitespace-character-count="1880"/>
  </office:meta>
</office:document-meta>
</file>